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05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49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style:font-name="Times New Roman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0.0008in solid #000000" fo:border-left="none" fo:padding-bottom="0.0693in" fo:padding-left="0.0138in" fo:padding-right="0.0138in" fo:padding-top="0.0138in" fo:border-right="none" fo:border-top="0.0008in solid #000000"/>
    </style:style>
    <style:style style:name="ce9" style:family="table-cell" style:parent-style-name="Default">
      <style:table-cell-properties fo:border-bottom="none" fo:border-left="0.0008in solid #000000" fo:padding-bottom="0.0693in" fo:padding-left="0.2083in" fo:padding-right="0in" fo:padding-top="0.0138in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12" style:family="table-cell" style:parent-style-name="Default">
      <style:table-cell-properties fo:padding-bottom="0.0693in" fo:padding-left="0.0693in" fo:padding-right="0in" fo:padding-top="0.0138in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5" style:family="table-cell" style:parent-style-name="Default">
      <style:table-cell-properties fo:padding-bottom="0.0693in" fo:padding-left="0.2083in" fo:padding-right="0in" fo:padding-top="0.0138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padding-bottom="0.0693in" fo:padding-left="0.0693in" fo:padding-right="0in" fo:padding-top="0.0138in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padding-bottom="0.0693in" fo:padding-left="0.0693in" fo:padding-right="0in" fo:padding-top="0.0138in" fo:border-right="0.0008in solid #000000" fo:border-top="none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21" style:family="table-cell" style:parent-style-name="Default">
      <style:table-cell-properties fo:border-bottom="none" fo:border-left="none" fo:border-right="0.0008in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7"/>
        <table:table-row table:style-name="ro3">
          <table:table-cell table:style-name="ce1" office:value-type="string">
            <text:p>Ingredient</text:p>
          </table:table-cell>
          <table:table-cell table:style-name="ce4" office:value-type="string">
            <text:p>Proteins</text:p>
          </table:table-cell>
          <table:table-cell table:style-name="ce4" office:value-type="string">
            <text:p>Fat</text:p>
          </table:table-cell>
          <table:table-cell table:style-name="ce4" office:value-type="string">
            <text:p>Carbohydrates</text:p>
          </table:table-cell>
          <table:table-cell table:style-name="ce6" office:value-type="string">
            <text:p>Calories</text:p>
          </table:table-cell>
        </table:table-row>
        <table:table-row table:style-name="ro2">
          <table:table-cell table:style-name="ce2" office:value-type="string">
            <text:p>Eg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table:formula="of:=ROUND(SUM([.B2]*4;[.C2]*9;[.D2]*4 ); 1)" office:value-type="float" office:value="69.8">
            <text:p>69.8</text:p>
          </table:table-cell>
        </table:table-row>
        <table:table-row table:style-name="ro2">
          <table:table-cell table:style-name="ce2" office:value-type="string">
            <text:p>Frie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ROUND(SUM([.B3]*4;[.C3]*9;[.D3]*4 ); 1)" office:value-type="float" office:value="169">
            <text:p>169</text:p>
          </table:table-cell>
        </table:table-row>
        <table:table-row table:style-name="ro2">
          <table:table-cell table:style-name="ce2" office:value-type="string">
            <text:p>Cheese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ROUND(SUM([.B4]*4;[.C4]*9;[.D4]*4 ); 1)" office:value-type="float" office:value="258">
            <text:p>258</text:p>
          </table:table-cell>
        </table:table-row>
        <table:table-row table:style-name="ro2">
          <table:table-cell table:style-name="ce3" office:value-type="string">
            <text:p>Wieners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ROUND(SUM([.B5]*4;[.C5]*9;[.D5]*4 ); 1)" office:value-type="float" office:value="271">
            <text:p>271</text:p>
          </table:table-cell>
        </table:table-row>
        <table:table-row table:style-name="ro2">
          <table:table-cell table:style-name="ce2" office:value-type="string">
            <text:p>Chicken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ROUND(SUM([.B6]*4;[.C6]*9;[.D6]*4 ); 1)" office:value-type="float" office:value="110">
            <text:p>110</text:p>
          </table:table-cell>
        </table:table-row>
        <table:table-row table:style-name="ro2">
          <table:table-cell table:style-name="ce2" office:value-type="string">
            <text:p>Potatoes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ROUND(SUM([.B7]*4;[.C7]*9;[.D7]*4 ); 1)" office:value-type="float" office:value="98.4">
            <text:p>98.4</text:p>
          </table:table-cell>
        </table:table-row>
        <table:table-row table:style-name="ro2">
          <table:table-cell table:style-name="ce2" office:value-type="string">
            <text:p>Sunflower Oil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ROUND(SUM([.B8]*4;[.C8]*9;[.D8]*4 ); 1)" office:value-type="float" office:value="828">
            <text:p>828</text:p>
          </table:table-cell>
        </table:table-row>
        <table:table-row table:style-name="ro2">
          <table:table-cell table:style-name="ce2" office:value-type="string">
            <text:p>Peas</text:p>
          </table:table-cell>
          <table:table-cell office:value-type="float" office:value="6.6">
            <text:p>6.6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table:formula="of:=ROUND(SUM([.B9]*4;[.C9]*9;[.D9]*4 ); 1)" office:value-type="float" office:value="70">
            <text:p>70</text:p>
          </table:table-cell>
        </table:table-row>
        <table:table-row table:style-name="ro2">
          <table:table-cell table:style-name="ce2" office:value-type="string">
            <text:p>Past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ROUND(SUM([.B10]*4;[.C10]*9;[.D10]*4 ); 1)"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Parmesan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ROUND(SUM([.B11]*4;[.C11]*9;[.D11]*4 ); 1)" office:value-type="float" office:value="398">
            <text:p>398</text:p>
          </table:table-cell>
        </table:table-row>
        <table:table-row table:style-name="ro2">
          <table:table-cell office:value-type="string">
            <text:p>Baguette</text:p>
          </table:table-cell>
          <table:table-cell office:value-type="float" office:value="8.8">
            <text:p>8.8</text:p>
          </table:table-cell>
          <table:table-cell office:value-type="float" office:value="2.3">
            <text:p>2.3</text:p>
          </table:table-cell>
          <table:table-cell office:value-type="float" office:value="50.4">
            <text:p>50.4</text:p>
          </table:table-cell>
          <table:table-cell table:formula="of:=ROUND(SUM([.B12]*4;[.C12]*9;[.D12]*4 ); 1)" office:value-type="float" office:value="257.5">
            <text:p>257.5</text:p>
          </table:table-cell>
        </table:table-row>
        <table:table-row table:style-name="ro4">
          <table:table-cell office:value-type="string">
            <text:p>Passata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4.3">
            <text:p>4.3</text:p>
          </table:table-cell>
          <table:table-cell table:formula="of:=ROUND(SUM([.B13]*4;[.C13]*9;[.D13]*4 ); 1)" office:value-type="float" office:value="24.6">
            <text:p>24.6</text:p>
          </table:table-cell>
        </table:table-row>
        <table:table-row table:style-name="ro2">
          <table:table-cell office:value-type="string">
            <text:p>Red Onion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9.5">
            <text:p>9.5</text:p>
          </table:table-cell>
          <table:table-cell table:formula="of:=ROUND(SUM([.B14]*4;[.C14]*9;[.D14]*4 ); 1)" office:value-type="float" office:value="45">
            <text:p>45</text:p>
          </table:table-cell>
        </table:table-row>
        <table:table-row table:style-name="ro2">
          <table:table-cell office:value-type="string">
            <text:p>Tomato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table:formula="of:=ROUND(SUM([.B15]*4;[.C15]*9;[.D15]*4 ); 1)" office:value-type="float" office:value="16.4">
            <text:p>16.4</text:p>
          </table:table-cell>
        </table:table-row>
        <table:table-row table:style-name="ro2">
          <table:table-cell office:value-type="string">
            <text:p>Tomato Sauce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table:formula="of:=ROUND(SUM([.B16]*4;[.C16]*9;[.D16]*4 ); 1)" office:value-type="float" office:value="51.1">
            <text:p>51.1</text:p>
          </table:table-cell>
        </table:table-row>
        <table:table-row table:style-name="ro2">
          <table:table-cell office:value-type="string">
            <text:p>Pork Chop</text:p>
          </table:table-cell>
          <table:table-cell office:value-type="float" office:value="20">
            <text:p>20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table:formula="of:=ROUND(SUM([.B17]*4;[.C17]*9;[.D17]*4 ); 1)" office:value-type="float" office:value="156.5">
            <text:p>156.5</text:p>
          </table:table-cell>
        </table:table-row>
        <table:table-row table:style-name="ro2">
          <table:table-cell office:value-type="string">
            <text:p>Burger Buns</text:p>
          </table:table-cell>
          <table:table-cell office:value-type="float" office:value="9">
            <text:p>9</text:p>
          </table:table-cell>
          <table:table-cell office:value-type="float" office:value="4.8">
            <text:p>4.8</text:p>
          </table:table-cell>
          <table:table-cell office:value-type="float" office:value="50">
            <text:p>50</text:p>
          </table:table-cell>
          <table:table-cell table:formula="of:=ROUND(SUM([.B18]*4;[.C18]*9;[.D18]*4 ); 1)" office:value-type="float" office:value="279.2">
            <text:p>279.2</text:p>
          </table:table-cell>
        </table:table-row>
        <table:table-row table:style-name="ro2">
          <table:table-cell office:value-type="string">
            <text:p>Ketchup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table:formula="of:=ROUND(SUM([.B19]*4;[.C19]*9;[.D19]*4 ); 1)" office:value-type="float" office:value="88.2">
            <text:p>88.2</text:p>
          </table:table-cell>
        </table:table-row>
        <table:table-row table:style-name="ro2">
          <table:table-cell office:value-type="string">
            <text:p>Packed Salad</text:p>
          </table:table-cell>
          <table:table-cell office:value-type="float" office:value="1.44">
            <text:p>1.44</text:p>
          </table:table-cell>
          <table:table-cell office:value-type="float" office:value="4.67">
            <text:p>4.67</text:p>
          </table:table-cell>
          <table:table-cell office:value-type="float" office:value="4.2">
            <text:p>4.2</text:p>
          </table:table-cell>
          <table:table-cell table:formula="of:=ROUND(SUM([.B20]*4;[.C20]*9;[.D20]*4 ); 1)" office:value-type="float" office:value="64.6">
            <text:p>64.6</text:p>
          </table:table-cell>
        </table:table-row>
        <table:table-row table:style-name="ro2">
          <table:table-cell office:value-type="string">
            <text:p>Chocolate Chip Cookie</text:p>
          </table:table-cell>
          <table:table-cell office:value-type="float" office:value="4.5">
            <text:p>4.5</text:p>
          </table:table-cell>
          <table:table-cell office:value-type="float" office:value="22.2">
            <text:p>22.2</text:p>
          </table:table-cell>
          <table:table-cell office:value-type="float" office:value="60">
            <text:p>60</text:p>
          </table:table-cell>
          <table:table-cell table:formula="of:=ROUND(SUM([.B21]*4;[.C21]*9;[.D21]*4 ); 1)" office:value-type="float" office:value="457.8">
            <text:p>457.8</text:p>
          </table:table-cell>
        </table:table-row>
        <table:table-row table:style-name="ro2">
          <table:table-cell office:value-type="string">
            <text:p>Block Cheese</text:p>
          </table:table-cell>
          <table:table-cell office:value-type="float" office:value="24.6">
            <text:p>24.6</text:p>
          </table:table-cell>
          <table:table-cell office:value-type="float" office:value="31.7">
            <text:p>31.7</text:p>
          </table:table-cell>
          <table:table-cell office:value-type="float" office:value="0">
            <text:p>0</text:p>
          </table:table-cell>
          <table:table-cell table:formula="of:=ROUND(SUM([.B22]*4;[.C22]*9;[.D22]*4 ); 1)" office:value-type="float" office:value="383.7">
            <text:p>383.7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9" table:default-cell-style-name="ce21"/>
        <table:table-column table:style-name="co2" table:number-columns-repeated="1010" table:default-cell-style-name="Default"/>
        <table:table-row table:style-name="ro3">
          <table:table-cell/>
          <table:table-cell table:style-name="ce9" office:value-type="string">
            <text:p>Ingredient</text:p>
          </table:table-cell>
          <table:table-cell table:style-name="ce12" office:value-type="string">
            <text:p>Quantity</text:p>
          </table:table-cell>
          <table:table-cell table:style-name="ce15" office:value-type="string">
            <text:p>Ingredient</text:p>
          </table:table-cell>
          <table:table-cell table:style-name="ce12" office:value-type="string">
            <text:p>Quantity</text:p>
          </table:table-cell>
          <table:table-cell table:style-name="ce15" office:value-type="string">
            <text:p>Ingredient</text:p>
          </table:table-cell>
          <table:table-cell table:style-name="ce12" office:value-type="string">
            <text:p>Quantity</text:p>
          </table:table-cell>
          <table:table-cell table:style-name="ce15" office:value-type="string">
            <text:p>Ingredient</text:p>
          </table:table-cell>
          <table:table-cell table:style-name="ce17" office:value-type="string">
            <text:p>Quantity</text:p>
          </table:table-cell>
          <table:table-cell table:style-name="ce15" office:value-type="string">
            <text:p>Ingredient</text:p>
          </table:table-cell>
          <table:table-cell table:style-name="ce18" office:value-type="string">
            <text:p>Quantity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F</text:p>
          </table:table-cell>
          <table:table-cell table:style-name="ce25" office:value-type="string">
            <text:p>C</text:p>
          </table:table-cell>
          <table:table-cell table:style-name="ce27" office:value-type="string">
            <text:p>Calories</text:p>
          </table:table-cell>
          <table:table-cell table:number-columns-repeated="1009"/>
        </table:table-row>
        <table:table-row table:style-name="ro5">
          <table:table-cell table:style-name="ce8" office:value-type="string">
            <text:p>Breakfast</text:p>
          </table:table-cell>
          <table:table-cell table:style-name="ce10" office:value-type="string">
            <text:p>Egg</text:p>
          </table:table-cell>
          <table:table-cell table:style-name="ce13" office:value-type="float" office:value="107">
            <text:p>107</text:p>
          </table:table-cell>
          <table:table-cell table:style-name="ce14" office:value-type="string">
            <text:p>Wieners</text:p>
          </table:table-cell>
          <table:table-cell table:style-name="ce13" office:value-type="float" office:value="100">
            <text:p>100</text:p>
          </table:table-cell>
          <table:table-cell table:style-name="ce16" office:value-type="string">
            <text:p>Baguette</text:p>
          </table:table-cell>
          <table:table-cell table:style-name="ce13" office:value-type="float" office:value="70">
            <text:p>70</text:p>
          </table:table-cell>
          <table:table-cell table:style-name="ce14"/>
          <table:table-cell table:style-name="ce13"/>
          <table:table-cell table:style-name="ce14"/>
          <table:table-cell table:style-name="ce19"/>
          <table:table-cell table:style-name="ce23" table:formula="of:=TEXT(  ROUND(SUM( IF (AND(CELL(&quot;TYPE&quot;; [.C2]) = &quot;v&quot;; CELL(&quot;TYPE&quot;; [.B2]) = &quot;l&quot;); INDIRECT(ADDRESS(MATCH(CELL(&quot;CONTENTS&quot;; [.B2]); [$Sheet1.A2:.A100]; 0)+1;2;4;1;&quot;Sheet1&quot;)); 0) * SUM(CELL(&quot;CONTENTS&quot;; [.C2])/100) +  IF (AND(CELL(&quot;TYPE&quot;; [.E2]) = &quot;v&quot;; CELL(&quot;TYPE&quot;; [.D2]) = &quot;l&quot;); INDIRECT(ADDRESS(MATCH(CELL(&quot;CONTENTS&quot;; [.D2]); [$Sheet1.A2:.A100]; 0)+1;2;4;1;&quot;Sheet1&quot;)); 0) * SUM(CELL(&quot;CONTENTS&quot;; [.E2])/100) +  IF (AND(CELL(&quot;TYPE&quot;; [.G2]) = &quot;v&quot;; CELL(&quot;TYPE&quot;; [.F2]) = &quot;l&quot;); INDIRECT(ADDRESS(MATCH(CELL(&quot;CONTENTS&quot;; [.F2]); [$Sheet1.A2:.A100]; 0)+1;2;4;1;&quot;Sheet1&quot;)); 0) * SUM(CELL(&quot;CONTENTS&quot;; [.G2])/100) +  IF (AND(CELL(&quot;TYPE&quot;; [.I2]) = &quot;v&quot;; CELL(&quot;TYPE&quot;; [.H2]) = &quot;l&quot;); INDIRECT(ADDRESS(MATCH(CELL(&quot;CONTENTS&quot;; [.H2]); [$Sheet1.A2:.A100]; 0)+1;2;4;1;&quot;Sheet1&quot;)); 0) * SUM(CELL(&quot;CONTENTS&quot;; [.I2])/100) +  IF (AND(CELL(&quot;TYPE&quot;; [.K2]) = &quot;v&quot;; CELL(&quot;TYPE&quot;; [.J2]) = &quot;l&quot;); INDIRECT(ADDRESS(MATCH(CELL(&quot;CONTENTS&quot;; [.J2]); [$Sheet1.A2:.A100]; 0)+1;2;4;1;&quot;Sheet1&quot;)); 0) * SUM(CELL(&quot;CONTENTS&quot;; [.K2])/100)); 1);   &quot;General&quot;)" office:value-type="string" office:string-value="27.6">
            <text:p>27.6</text:p>
          </table:table-cell>
          <table:table-cell table:style-name="ce24" table:formula="of:=TEXT(  ROUND(SUM( IF (AND(CELL(&quot;TYPE&quot;; [.C2]) = &quot;v&quot;; CELL(&quot;TYPE&quot;; [.B2]) = &quot;l&quot;); INDIRECT(ADDRESS(MATCH(CELL(&quot;CONTENTS&quot;; [.B2]); [Sheet1.A2:.A100]; 0)+1;3;4;1;&quot;Sheet1&quot;)); 0) * SUM(CELL(&quot;CONTENTS&quot;; [.C2])/100) +  IF (AND(CELL(&quot;TYPE&quot;; [.E2]) = &quot;v&quot;; CELL(&quot;TYPE&quot;; [.D2]) = &quot;l&quot;); INDIRECT(ADDRESS(MATCH(CELL(&quot;CONTENTS&quot;; [.D2]); [Sheet1.A2:.A100]; 0)+1;3;4;1;&quot;Sheet1&quot;)); 0) * SUM(CELL(&quot;CONTENTS&quot;; [.E2])/100) +  IF (AND(CELL(&quot;TYPE&quot;; [.G2]) = &quot;v&quot;; CELL(&quot;TYPE&quot;; [.F2]) = &quot;l&quot;); INDIRECT(ADDRESS(MATCH(CELL(&quot;CONTENTS&quot;; [.F2]); [Sheet1.A2:.A100]; 0)+1;3;4;1;&quot;Sheet1&quot;)); 0) * SUM(CELL(&quot;CONTENTS&quot;; [.G2])/100) +  IF (AND(CELL(&quot;TYPE&quot;; [.I2]) = &quot;v&quot;; CELL(&quot;TYPE&quot;; [.H2]) = &quot;l&quot;); INDIRECT(ADDRESS(MATCH(CELL(&quot;CONTENTS&quot;; [.H2]); [Sheet1.A2:.A100]; 0)+1;3;4;1;&quot;Sheet1&quot;)); 0) * SUM(CELL(&quot;CONTENTS&quot;; [.I2])/100) +  IF (AND(CELL(&quot;TYPE&quot;; [.K2]) = &quot;v&quot;; CELL(&quot;TYPE&quot;; [.J2]) = &quot;l&quot;); INDIRECT(ADDRESS(MATCH(CELL(&quot;CONTENTS&quot;; [.J2]); [Sheet1.A2:.A100]; 0)+1;3;4;1;&quot;Sheet1&quot;)); 0) * SUM(CELL(&quot;CONTENTS&quot;; [.K2])/100)); 1);   &quot;General&quot;)" office:value-type="string" office:string-value="30">
            <text:p>30</text:p>
          </table:table-cell>
          <table:table-cell table:style-name="ce26" table:formula="of:=TEXT(  ROUND(SUM( IF (AND(CELL(&quot;TYPE&quot;; [.C2]) = &quot;v&quot;; CELL(&quot;TYPE&quot;; [.B2]) = &quot;l&quot;); INDIRECT(ADDRESS(MATCH(CELL(&quot;CONTENTS&quot;; [.B2]); [Sheet1.A2:.A100]; 0)+1;4;4;1;&quot;Sheet1&quot;)); 0) * SUM(CELL(&quot;CONTENTS&quot;; [.C2])/100) +  IF (AND(CELL(&quot;TYPE&quot;; [.E2]) = &quot;v&quot;; CELL(&quot;TYPE&quot;; [.D2]) = &quot;l&quot;); INDIRECT(ADDRESS(MATCH(CELL(&quot;CONTENTS&quot;; [.D2]); [Sheet1.A2:.A100]; 0)+1;4;4;1;&quot;Sheet1&quot;)); 0) * SUM(CELL(&quot;CONTENTS&quot;; [.E2])/100) +  IF (AND(CELL(&quot;TYPE&quot;; [.G2]) = &quot;v&quot;; CELL(&quot;TYPE&quot;; [.F2]) = &quot;l&quot;); INDIRECT(ADDRESS(MATCH(CELL(&quot;CONTENTS&quot;; [.F2]); [Sheet1.A2:.A100]; 0)+1;4;4;1;&quot;Sheet1&quot;)); 0) * SUM(CELL(&quot;CONTENTS&quot;; [.G2])/100) +  IF (AND(CELL(&quot;TYPE&quot;; [.I2]) = &quot;v&quot;; CELL(&quot;TYPE&quot;; [.H2]) = &quot;l&quot;); INDIRECT(ADDRESS(MATCH(CELL(&quot;CONTENTS&quot;; [.H2]); [Sheet1.A2:.A100]; 0)+1;4;4;1;&quot;Sheet1&quot;)); 0) * SUM(CELL(&quot;CONTENTS&quot;; [.I2])/100) +  IF (AND(CELL(&quot;TYPE&quot;; [.K2]) = &quot;v&quot;; CELL(&quot;TYPE&quot;; [.J2]) = &quot;l&quot;); INDIRECT(ADDRESS(MATCH(CELL(&quot;CONTENTS&quot;; [.J2]); [Sheet1.A2:.A100]; 0)+1;4;4;1;&quot;Sheet1&quot;)); 0) * SUM(CELL(&quot;CONTENTS&quot;; [.K2])/100)); 1);   &quot;General&quot;)" office:value-type="string" office:string-value="36.5">
            <text:p>36.5</text:p>
          </table:table-cell>
          <table:table-cell table:style-name="ce24" table:formula="of:=ROUND(SUM(VALUE(CELL(&quot;CONTENTS&quot;;[.L2])) * 4; VALUE(CELL(&quot;CONTENTS&quot;;[.M2])) * 9; VALUE(CELL(&quot;CONTENTS&quot;;[.N2])) * 4); 1)" office:value-type="float" office:value="526.4">
            <text:p>526.4</text:p>
          </table:table-cell>
          <table:table-cell table:style-name="ce28" table:number-columns-repeated="1009"/>
        </table:table-row>
        <table:table-row table:style-name="ro5">
          <table:table-cell table:style-name="ce8" office:value-type="string">
            <text:p>Lunch</text:p>
          </table:table-cell>
          <table:table-cell table:style-name="ce11" office:value-type="string">
            <text:p>Pasta</text:p>
          </table:table-cell>
          <table:table-cell table:style-name="ce14" office:value-type="float" office:value="140">
            <text:p>140</text:p>
          </table:table-cell>
          <table:table-cell table:style-name="ce14" office:value-type="string">
            <text:p>Parmesan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Tomato Sauce</text:p>
          </table:table-cell>
          <table:table-cell table:style-name="ce14" office:value-type="float" office:value="250">
            <text:p>250</text:p>
          </table:table-cell>
          <table:table-cell table:style-name="ce14" office:value-type="string">
            <text:p>Chocolate Chip Cookie</text:p>
          </table:table-cell>
          <table:table-cell table:style-name="ce14" office:value-type="float" office:value="60">
            <text:p>60</text:p>
          </table:table-cell>
          <table:table-cell table:style-name="ce14"/>
          <table:table-cell table:style-name="ce20"/>
          <table:table-cell table:style-name="ce23" table:formula="of:=TEXT(  ROUND(SUM( IF (AND(CELL(&quot;TYPE&quot;; [.C3]) = &quot;v&quot;; CELL(&quot;TYPE&quot;; [.B3]) = &quot;l&quot;); INDIRECT(ADDRESS(MATCH(CELL(&quot;CONTENTS&quot;; [.B3]); [Sheet1.A2:.A100]; 0)+1;2;4;1;&quot;Sheet1&quot;)); 0) * SUM(CELL(&quot;CONTENTS&quot;; [.C3])/100) +  IF (AND(CELL(&quot;TYPE&quot;; [.E3]) = &quot;v&quot;; CELL(&quot;TYPE&quot;; [.D3]) = &quot;l&quot;); INDIRECT(ADDRESS(MATCH(CELL(&quot;CONTENTS&quot;; [.D3]); [Sheet1.A2:.A100]; 0)+1;2;4;1;&quot;Sheet1&quot;)); 0) * SUM(CELL(&quot;CONTENTS&quot;; [.E3])/100) +  IF (AND(CELL(&quot;TYPE&quot;; [.G3]) = &quot;v&quot;; CELL(&quot;TYPE&quot;; [.F3]) = &quot;l&quot;); INDIRECT(ADDRESS(MATCH(CELL(&quot;CONTENTS&quot;; [.F3]); [Sheet1.A2:.A100]; 0)+1;2;4;1;&quot;Sheet1&quot;)); 0) * SUM(CELL(&quot;CONTENTS&quot;; [.G3])/100) +  IF (AND(CELL(&quot;TYPE&quot;; [.I3]) = &quot;v&quot;; CELL(&quot;TYPE&quot;; [.H3]) = &quot;l&quot;); INDIRECT(ADDRESS(MATCH(CELL(&quot;CONTENTS&quot;; [.H3]); [Sheet1.A2:.A100]; 0)+1;2;4;1;&quot;Sheet1&quot;)); 0) * SUM(CELL(&quot;CONTENTS&quot;; [.I3])/100) +  IF (AND(CELL(&quot;TYPE&quot;; [.K3]) = &quot;v&quot;; CELL(&quot;TYPE&quot;; [.J3]) = &quot;l&quot;); INDIRECT(ADDRESS(MATCH(CELL(&quot;CONTENTS&quot;; [.J3]); [Sheet1.A2:.A100]; 0)+1;2;4;1;&quot;Sheet1&quot;)); 0) * SUM(CELL(&quot;CONTENTS&quot;; [.K3])/100)); 1);   &quot;General&quot;)" office:value-type="string" office:string-value="29.5">
            <text:p>29.5</text:p>
          </table:table-cell>
          <table:table-cell table:style-name="ce24" table:formula="of:=TEXT(  ROUND(SUM( IF (AND(CELL(&quot;TYPE&quot;; [.C3]) = &quot;v&quot;; CELL(&quot;TYPE&quot;; [.B3]) = &quot;l&quot;); INDIRECT(ADDRESS(MATCH(CELL(&quot;CONTENTS&quot;; [.B3]); [Sheet1.A2:.A100]; 0)+1;3;4;1;&quot;Sheet1&quot;)); 0) * SUM(CELL(&quot;CONTENTS&quot;; [.C3])/100) +  IF (AND(CELL(&quot;TYPE&quot;; [.E3]) = &quot;v&quot;; CELL(&quot;TYPE&quot;; [.D3]) = &quot;l&quot;); INDIRECT(ADDRESS(MATCH(CELL(&quot;CONTENTS&quot;; [.D3]); [Sheet1.A2:.A100]; 0)+1;3;4;1;&quot;Sheet1&quot;)); 0) * SUM(CELL(&quot;CONTENTS&quot;; [.E3])/100) +  IF (AND(CELL(&quot;TYPE&quot;; [.G3]) = &quot;v&quot;; CELL(&quot;TYPE&quot;; [.F3]) = &quot;l&quot;); INDIRECT(ADDRESS(MATCH(CELL(&quot;CONTENTS&quot;; [.F3]); [Sheet1.A2:.A100]; 0)+1;3;4;1;&quot;Sheet1&quot;)); 0) * SUM(CELL(&quot;CONTENTS&quot;; [.G3])/100) +  IF (AND(CELL(&quot;TYPE&quot;; [.I3]) = &quot;v&quot;; CELL(&quot;TYPE&quot;; [.H3]) = &quot;l&quot;); INDIRECT(ADDRESS(MATCH(CELL(&quot;CONTENTS&quot;; [.H3]); [Sheet1.A2:.A100]; 0)+1;3;4;1;&quot;Sheet1&quot;)); 0) * SUM(CELL(&quot;CONTENTS&quot;; [.I3])/100) +  IF (AND(CELL(&quot;TYPE&quot;; [.K3]) = &quot;v&quot;; CELL(&quot;TYPE&quot;; [.J3]) = &quot;l&quot;); INDIRECT(ADDRESS(MATCH(CELL(&quot;CONTENTS&quot;; [.J3]); [Sheet1.A2:.A100]; 0)+1;3;4;1;&quot;Sheet1&quot;)); 0) * SUM(CELL(&quot;CONTENTS&quot;; [.K3])/100)); 1);   &quot;General&quot;)" office:value-type="string" office:string-value="24.7">
            <text:p>24.7</text:p>
          </table:table-cell>
          <table:table-cell table:style-name="ce26" table:formula="of:=TEXT(  ROUND(SUM( IF (AND(CELL(&quot;TYPE&quot;; [.C3]) = &quot;v&quot;; CELL(&quot;TYPE&quot;; [.B3]) = &quot;l&quot;); INDIRECT(ADDRESS(MATCH(CELL(&quot;CONTENTS&quot;; [.B3]); [Sheet1.A2:.A100]; 0)+1;4;4;1;&quot;Sheet1&quot;)); 0) * SUM(CELL(&quot;CONTENTS&quot;; [.C3])/100) +  IF (AND(CELL(&quot;TYPE&quot;; [.E3]) = &quot;v&quot;; CELL(&quot;TYPE&quot;; [.D3]) = &quot;l&quot;); INDIRECT(ADDRESS(MATCH(CELL(&quot;CONTENTS&quot;; [.D3]); [Sheet1.A2:.A100]; 0)+1;4;4;1;&quot;Sheet1&quot;)); 0) * SUM(CELL(&quot;CONTENTS&quot;; [.E3])/100) +  IF (AND(CELL(&quot;TYPE&quot;; [.G3]) = &quot;v&quot;; CELL(&quot;TYPE&quot;; [.F3]) = &quot;l&quot;); INDIRECT(ADDRESS(MATCH(CELL(&quot;CONTENTS&quot;; [.F3]); [Sheet1.A2:.A100]; 0)+1;4;4;1;&quot;Sheet1&quot;)); 0) * SUM(CELL(&quot;CONTENTS&quot;; [.G3])/100) +  IF (AND(CELL(&quot;TYPE&quot;; [.I3]) = &quot;v&quot;; CELL(&quot;TYPE&quot;; [.H3]) = &quot;l&quot;); INDIRECT(ADDRESS(MATCH(CELL(&quot;CONTENTS&quot;; [.H3]); [Sheet1.A2:.A100]; 0)+1;4;4;1;&quot;Sheet1&quot;)); 0) * SUM(CELL(&quot;CONTENTS&quot;; [.I3])/100) +  IF (AND(CELL(&quot;TYPE&quot;; [.K3]) = &quot;v&quot;; CELL(&quot;TYPE&quot;; [.J3]) = &quot;l&quot;); INDIRECT(ADDRESS(MATCH(CELL(&quot;CONTENTS&quot;; [.J3]); [Sheet1.A2:.A100]; 0)+1;4;4;1;&quot;Sheet1&quot;)); 0) * SUM(CELL(&quot;CONTENTS&quot;; [.K3])/100)); 1);   &quot;General&quot;)" office:value-type="string" office:string-value="155.4">
            <text:p>155.4</text:p>
          </table:table-cell>
          <table:table-cell table:style-name="ce24" table:formula="of:=ROUND(SUM(VALUE(CELL(&quot;CONTENTS&quot;;[.L3])) * 4; VALUE(CELL(&quot;CONTENTS&quot;;[.M3])) * 9; VALUE(CELL(&quot;CONTENTS&quot;;[.N3])) * 4); 1)" office:value-type="float" office:value="961.9">
            <text:p>961.9</text:p>
          </table:table-cell>
          <table:table-cell table:style-name="ce28" table:number-columns-repeated="1009"/>
        </table:table-row>
        <table:table-row table:style-name="ro5">
          <table:table-cell table:style-name="ce8" office:value-type="string">
            <text:p>Dinner</text:p>
          </table:table-cell>
          <table:table-cell table:style-name="ce11" office:value-type="string">
            <text:p>Burger Buns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Pork Chop</text:p>
          </table:table-cell>
          <table:table-cell table:style-name="ce14" office:value-type="float" office:value="270">
            <text:p>270</text:p>
          </table:table-cell>
          <table:table-cell table:style-name="ce14" office:value-type="string">
            <text:p>Cheese</text:p>
          </table:table-cell>
          <table:table-cell table:style-name="ce14" office:value-type="float" office:value="72">
            <text:p>72</text:p>
          </table:table-cell>
          <table:table-cell table:style-name="ce14" office:value-type="string">
            <text:p>Packed Salad</text:p>
          </table:table-cell>
          <table:table-cell table:style-name="ce14" office:value-type="float" office:value="190">
            <text:p>190</text:p>
          </table:table-cell>
          <table:table-cell table:style-name="ce14"/>
          <table:table-cell table:style-name="ce20"/>
          <table:table-cell table:style-name="ce23" table:formula="of:=TEXT(  ROUND(SUM( IF (AND(CELL(&quot;TYPE&quot;; [.C4]) = &quot;v&quot;; CELL(&quot;TYPE&quot;; [.B4]) = &quot;l&quot;); INDIRECT(ADDRESS(MATCH(CELL(&quot;CONTENTS&quot;; [.B4]); [Sheet1.A2:.A100]; 0)+1;2;4;1;&quot;Sheet1&quot;)); 0) * SUM(CELL(&quot;CONTENTS&quot;; [.C4])/100) +  IF (AND(CELL(&quot;TYPE&quot;; [.E4]) = &quot;v&quot;; CELL(&quot;TYPE&quot;; [.D4]) = &quot;l&quot;); INDIRECT(ADDRESS(MATCH(CELL(&quot;CONTENTS&quot;; [.D4]); [Sheet1.A2:.A100]; 0)+1;2;4;1;&quot;Sheet1&quot;)); 0) * SUM(CELL(&quot;CONTENTS&quot;; [.E4])/100) +  IF (AND(CELL(&quot;TYPE&quot;; [.G4]) = &quot;v&quot;; CELL(&quot;TYPE&quot;; [.F4]) = &quot;l&quot;); INDIRECT(ADDRESS(MATCH(CELL(&quot;CONTENTS&quot;; [.F4]); [Sheet1.A2:.A100]; 0)+1;2;4;1;&quot;Sheet1&quot;)); 0) * SUM(CELL(&quot;CONTENTS&quot;; [.G4])/100) +  IF (AND(CELL(&quot;TYPE&quot;; [.I4]) = &quot;v&quot;; CELL(&quot;TYPE&quot;; [.H4]) = &quot;l&quot;); INDIRECT(ADDRESS(MATCH(CELL(&quot;CONTENTS&quot;; [.H4]); [Sheet1.A2:.A100]; 0)+1;2;4;1;&quot;Sheet1&quot;)); 0) * SUM(CELL(&quot;CONTENTS&quot;; [.I4])/100) +  IF (AND(CELL(&quot;TYPE&quot;; [.K4]) = &quot;v&quot;; CELL(&quot;TYPE&quot;; [.J4]) = &quot;l&quot;); INDIRECT(ADDRESS(MATCH(CELL(&quot;CONTENTS&quot;; [.J4]); [Sheet1.A2:.A100]; 0)+1;2;4;1;&quot;Sheet1&quot;)); 0) * SUM(CELL(&quot;CONTENTS&quot;; [.K4])/100)); 1);   &quot;General&quot;)" office:value-type="string" office:string-value="76.5">
            <text:p>76.5</text:p>
          </table:table-cell>
          <table:table-cell table:style-name="ce24" table:formula="of:=TEXT(  ROUND(SUM( IF (AND(CELL(&quot;TYPE&quot;; [.C4]) = &quot;v&quot;; CELL(&quot;TYPE&quot;; [.B4]) = &quot;l&quot;); INDIRECT(ADDRESS(MATCH(CELL(&quot;CONTENTS&quot;; [.B4]); [Sheet1.A2:.A100]; 0)+1;3;4;1;&quot;Sheet1&quot;)); 0) * SUM(CELL(&quot;CONTENTS&quot;; [.C4])/100) +  IF (AND(CELL(&quot;TYPE&quot;; [.E4]) = &quot;v&quot;; CELL(&quot;TYPE&quot;; [.D4]) = &quot;l&quot;); INDIRECT(ADDRESS(MATCH(CELL(&quot;CONTENTS&quot;; [.D4]); [Sheet1.A2:.A100]; 0)+1;3;4;1;&quot;Sheet1&quot;)); 0) * SUM(CELL(&quot;CONTENTS&quot;; [.E4])/100) +  IF (AND(CELL(&quot;TYPE&quot;; [.G4]) = &quot;v&quot;; CELL(&quot;TYPE&quot;; [.F4]) = &quot;l&quot;); INDIRECT(ADDRESS(MATCH(CELL(&quot;CONTENTS&quot;; [.F4]); [Sheet1.A2:.A100]; 0)+1;3;4;1;&quot;Sheet1&quot;)); 0) * SUM(CELL(&quot;CONTENTS&quot;; [.G4])/100) +  IF (AND(CELL(&quot;TYPE&quot;; [.I4]) = &quot;v&quot;; CELL(&quot;TYPE&quot;; [.H4]) = &quot;l&quot;); INDIRECT(ADDRESS(MATCH(CELL(&quot;CONTENTS&quot;; [.H4]); [Sheet1.A2:.A100]; 0)+1;3;4;1;&quot;Sheet1&quot;)); 0) * SUM(CELL(&quot;CONTENTS&quot;; [.I4])/100) +  IF (AND(CELL(&quot;TYPE&quot;; [.K4]) = &quot;v&quot;; CELL(&quot;TYPE&quot;; [.J4]) = &quot;l&quot;); INDIRECT(ADDRESS(MATCH(CELL(&quot;CONTENTS&quot;; [.J4]); [Sheet1.A2:.A100]; 0)+1;3;4;1;&quot;Sheet1&quot;)); 0) * SUM(CELL(&quot;CONTENTS&quot;; [.K4])/100)); 1);   &quot;General&quot;)" office:value-type="string" office:string-value="52.5">
            <text:p>52.5</text:p>
          </table:table-cell>
          <table:table-cell table:style-name="ce26" table:formula="of:=TEXT(  ROUND(SUM( IF (AND(CELL(&quot;TYPE&quot;; [.C4]) = &quot;v&quot;; CELL(&quot;TYPE&quot;; [.B4]) = &quot;l&quot;); INDIRECT(ADDRESS(MATCH(CELL(&quot;CONTENTS&quot;; [.B4]); [Sheet1.A2:.A100]; 0)+1;4;4;1;&quot;Sheet1&quot;)); 0) * SUM(CELL(&quot;CONTENTS&quot;; [.C4])/100) +  IF (AND(CELL(&quot;TYPE&quot;; [.E4]) = &quot;v&quot;; CELL(&quot;TYPE&quot;; [.D4]) = &quot;l&quot;); INDIRECT(ADDRESS(MATCH(CELL(&quot;CONTENTS&quot;; [.D4]); [Sheet1.A2:.A100]; 0)+1;4;4;1;&quot;Sheet1&quot;)); 0) * SUM(CELL(&quot;CONTENTS&quot;; [.E4])/100) +  IF (AND(CELL(&quot;TYPE&quot;; [.G4]) = &quot;v&quot;; CELL(&quot;TYPE&quot;; [.F4]) = &quot;l&quot;); INDIRECT(ADDRESS(MATCH(CELL(&quot;CONTENTS&quot;; [.F4]); [Sheet1.A2:.A100]; 0)+1;4;4;1;&quot;Sheet1&quot;)); 0) * SUM(CELL(&quot;CONTENTS&quot;; [.G4])/100) +  IF (AND(CELL(&quot;TYPE&quot;; [.I4]) = &quot;v&quot;; CELL(&quot;TYPE&quot;; [.H4]) = &quot;l&quot;); INDIRECT(ADDRESS(MATCH(CELL(&quot;CONTENTS&quot;; [.H4]); [Sheet1.A2:.A100]; 0)+1;4;4;1;&quot;Sheet1&quot;)); 0) * SUM(CELL(&quot;CONTENTS&quot;; [.I4])/100) +  IF (AND(CELL(&quot;TYPE&quot;; [.K4]) = &quot;v&quot;; CELL(&quot;TYPE&quot;; [.J4]) = &quot;l&quot;); INDIRECT(ADDRESS(MATCH(CELL(&quot;CONTENTS&quot;; [.J4]); [Sheet1.A2:.A100]; 0)+1;4;4;1;&quot;Sheet1&quot;)); 0) * SUM(CELL(&quot;CONTENTS&quot;; [.K4])/100)); 1);   &quot;General&quot;)" office:value-type="string" office:string-value="58">
            <text:p>58</text:p>
          </table:table-cell>
          <table:table-cell table:style-name="ce24" table:formula="of:=ROUND(SUM(VALUE(CELL(&quot;CONTENTS&quot;;[.L4])) * 4; VALUE(CELL(&quot;CONTENTS&quot;;[.M4])) * 9; VALUE(CELL(&quot;CONTENTS&quot;;[.N4])) * 4); 1)" office:value-type="float" office:value="1010.5">
            <text:p>1010.5</text:p>
          </table:table-cell>
          <table:table-cell table:style-name="ce28" table:number-columns-repeated="1009"/>
        </table:table-row>
        <table:table-row table:style-name="ro5">
          <table:table-cell office:value-type="string">
            <text:p>Breakfast</text:p>
          </table:table-cell>
          <table:table-cell office:value-type="string">
            <text:p>Egg</text:p>
          </table:table-cell>
          <table:table-cell table:style-name="ce5" office:value-type="float" office:value="101">
            <text:p>101</text:p>
          </table:table-cell>
          <table:table-cell office:value-type="string">
            <text:p>Block Cheese</text:p>
          </table:table-cell>
          <table:table-cell table:style-name="ce5" office:value-type="float" office:value="80">
            <text:p>80</text:p>
          </table:table-cell>
          <table:table-cell office:value-type="string">
            <text:p>Baguette</text:p>
          </table:table-cell>
          <table:table-cell table:style-name="ce5" office:value-type="float" office:value="101">
            <text:p>101</text:p>
          </table:table-cell>
          <table:table-cell office:value-type="string">
            <text:p>Wieners</text:p>
          </table:table-cell>
          <table:table-cell table:style-name="ce5" office:value-type="float" office:value="66">
            <text:p>66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05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in</meta:initial-creator>
    <meta:creation-date>2018-01-25T07:35:04.10</meta:creation-date>
    <dc:date>2018-01-27T05:11:57.03</dc:date>
    <dc:creator>Ada Cain</dc:creator>
    <meta:editing-duration>PT13H43S</meta:editing-duration>
    <meta:editing-cycles>9</meta:editing-cycles>
    <meta:generator>OpenOffice/4.1.5$Win32 OpenOffice.org_project/415m1$Build-9789</meta:generator>
    <meta:document-statistic meta:table-count="3" meta:cell-count="170" meta:object-count="0"/>
  </office:meta>
</office:document-meta>
</file>